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iberation Mono', Menlo, Courier, monospace"/>
    <style:font-face style:name="Lucida Grande" svg:font-family="'Lucida Grande', Verdana, Geneva, Arial, sans-serif"/>
    <style:font-face style:name="Verdana" svg:font-family="Verdana, sans-serif"/>
    <style:font-face style:name="monospace" svg:font-family="monospace, fixed"/>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d410" officeooo:paragraph-rsid="001ad410"/>
    </style:style>
    <style:style style:name="P2" style:family="paragraph" style:parent-style-name="Standard">
      <style:text-properties officeooo:rsid="001dd794" officeooo:paragraph-rsid="001dd794"/>
    </style:style>
    <style:style style:name="P3" style:family="paragraph" style:parent-style-name="Standard">
      <style:text-properties officeooo:rsid="001ddb8f" officeooo:paragraph-rsid="001ddb8f"/>
    </style:style>
    <style:style style:name="P4" style:family="paragraph" style:parent-style-name="Standard">
      <style:text-properties officeooo:rsid="001ffc68" officeooo:paragraph-rsid="001ffc68"/>
    </style:style>
    <style:style style:name="P5" style:family="paragraph" style:parent-style-name="Standard">
      <style:text-properties officeooo:rsid="0020e6ba" officeooo:paragraph-rsid="0020e6ba"/>
    </style:style>
    <style:style style:name="P6" style:family="paragraph" style:parent-style-name="Standard">
      <style:text-properties officeooo:rsid="00213d5d" officeooo:paragraph-rsid="00213d5d"/>
    </style:style>
    <style:style style:name="P7" style:family="paragraph" style:parent-style-name="Standard">
      <style:text-properties officeooo:rsid="0022c260" officeooo:paragraph-rsid="0022c260"/>
    </style:style>
    <style:style style:name="P8" style:family="paragraph" style:parent-style-name="Standard">
      <style:text-properties officeooo:rsid="00247dda" officeooo:paragraph-rsid="00247dda"/>
    </style:style>
    <style:style style:name="P9" style:family="paragraph" style:parent-style-name="Standard">
      <style:text-properties officeooo:rsid="00260c6e" officeooo:paragraph-rsid="00260c6e"/>
    </style:style>
    <style:style style:name="P10" style:family="paragraph" style:parent-style-name="Standard">
      <style:text-properties officeooo:rsid="0026db89" officeooo:paragraph-rsid="001ddb8f"/>
    </style:style>
    <style:style style:name="P11" style:family="paragraph" style:parent-style-name="Standard">
      <style:text-properties officeooo:rsid="0027b85e" officeooo:paragraph-rsid="0027b85e"/>
    </style:style>
    <style:style style:name="P12" style:family="paragraph" style:parent-style-name="Standard">
      <style:text-properties officeooo:rsid="00291b93" officeooo:paragraph-rsid="00291b93"/>
    </style:style>
    <style:style style:name="P13" style:family="paragraph" style:parent-style-name="Standard">
      <style:text-properties officeooo:rsid="002955bf" officeooo:paragraph-rsid="002955bf"/>
    </style:style>
    <style:style style:name="P14" style:family="paragraph" style:parent-style-name="Standard">
      <style:text-properties officeooo:rsid="002ccad6" officeooo:paragraph-rsid="002ccad6"/>
    </style:style>
    <style:style style:name="P15" style:family="paragraph" style:parent-style-name="Standard">
      <style:text-properties officeooo:rsid="002da80f" officeooo:paragraph-rsid="002da80f"/>
    </style:style>
    <style:style style:name="P16" style:family="paragraph" style:parent-style-name="Standard">
      <style:text-properties officeooo:rsid="002f309f" officeooo:paragraph-rsid="002f309f"/>
    </style:style>
    <style:style style:name="P17" style:family="paragraph" style:parent-style-name="Standard">
      <style:text-properties officeooo:rsid="0030fb55" officeooo:paragraph-rsid="0030fb55"/>
    </style:style>
    <style:style style:name="P18" style:family="paragraph" style:parent-style-name="Standard">
      <style:text-properties officeooo:rsid="002955bf" officeooo:paragraph-rsid="002955bf" fo:background-color="#009900"/>
    </style:style>
    <style:style style:name="P19" style:family="paragraph" style:parent-style-name="Standard">
      <style:text-properties officeooo:rsid="002ccad6" officeooo:paragraph-rsid="002ccad6" fo:background-color="#009900"/>
    </style:style>
    <style:style style:name="P20" style:family="paragraph" style:parent-style-name="Standard">
      <style:text-properties officeooo:rsid="003fec43" officeooo:paragraph-rsid="003fec43" fo:background-color="#009900"/>
    </style:style>
    <style:style style:name="P21" style:family="paragraph" style:parent-style-name="Standard">
      <style:text-properties officeooo:rsid="004a4d0d" officeooo:paragraph-rsid="004a4d0d" fo:background-color="#009900"/>
    </style:style>
    <style:style style:name="P22" style:family="paragraph" style:parent-style-name="Standard">
      <style:text-properties officeooo:rsid="0042b34a" officeooo:paragraph-rsid="0042b34a" fo:background-color="#009900"/>
    </style:style>
    <style:style style:name="P23" style:family="paragraph" style:parent-style-name="Standard">
      <style:text-properties officeooo:rsid="004de2c9" officeooo:paragraph-rsid="004de2c9" fo:background-color="#009900"/>
    </style:style>
    <style:style style:name="P24" style:family="paragraph" style:parent-style-name="Standard">
      <style:text-properties officeooo:rsid="00544121" officeooo:paragraph-rsid="00544121" fo:background-color="#009900"/>
    </style:style>
    <style:style style:name="P25" style:family="paragraph" style:parent-style-name="Standard">
      <style:text-properties officeooo:rsid="0051ce2e" officeooo:paragraph-rsid="0051ce2e" fo:background-color="#009900"/>
    </style:style>
    <style:style style:name="P26" style:family="paragraph" style:parent-style-name="Standard">
      <style:text-properties officeooo:rsid="0048909e" officeooo:paragraph-rsid="0048909e" fo:background-color="#009900"/>
    </style:style>
    <style:style style:name="P27" style:family="paragraph" style:parent-style-name="Standard">
      <style:text-properties officeooo:rsid="00536313" officeooo:paragraph-rsid="00536313" fo:background-color="#009900"/>
    </style:style>
    <style:style style:name="P28" style:family="paragraph" style:parent-style-name="Standard">
      <style:text-properties officeooo:rsid="0056cb9e" officeooo:paragraph-rsid="0056cb9e" fo:background-color="#009900"/>
    </style:style>
    <style:style style:name="P29" style:family="paragraph" style:parent-style-name="Standard">
      <style:text-properties officeooo:rsid="005b18b2" officeooo:paragraph-rsid="005b18b2" fo:background-color="#009900"/>
    </style:style>
    <style:style style:name="P30" style:family="paragraph" style:parent-style-name="Standard">
      <style:text-properties officeooo:rsid="00333a4f" officeooo:paragraph-rsid="00333a4f"/>
    </style:style>
    <style:style style:name="P31" style:family="paragraph" style:parent-style-name="Standard">
      <style:text-properties officeooo:rsid="003431d5" officeooo:paragraph-rsid="003431d5"/>
    </style:style>
    <style:style style:name="P32" style:family="paragraph" style:parent-style-name="Standard">
      <style:text-properties officeooo:rsid="00351950" officeooo:paragraph-rsid="00351950"/>
    </style:style>
    <style:style style:name="P33" style:family="paragraph" style:parent-style-name="Standard">
      <style:text-properties officeooo:rsid="0036a4f9" officeooo:paragraph-rsid="0036a4f9"/>
    </style:style>
    <style:style style:name="P34" style:family="paragraph" style:parent-style-name="Standard">
      <style:text-properties officeooo:rsid="0036aa72" officeooo:paragraph-rsid="0036aa72"/>
    </style:style>
    <style:style style:name="P35" style:family="paragraph" style:parent-style-name="Standard">
      <style:text-properties officeooo:rsid="0036aa72" officeooo:paragraph-rsid="0038613e"/>
    </style:style>
    <style:style style:name="P36" style:family="paragraph" style:parent-style-name="Standard">
      <style:text-properties officeooo:rsid="0038613e" officeooo:paragraph-rsid="0038613e"/>
    </style:style>
    <style:style style:name="P37" style:family="paragraph" style:parent-style-name="Standard">
      <style:text-properties officeooo:rsid="003a562e" officeooo:paragraph-rsid="003a562e"/>
    </style:style>
    <style:style style:name="P38" style:family="paragraph" style:parent-style-name="Standard">
      <style:text-properties officeooo:rsid="003c551f" officeooo:paragraph-rsid="003c551f"/>
    </style:style>
    <style:style style:name="P39" style:family="paragraph" style:parent-style-name="Standard">
      <style:text-properties officeooo:rsid="003dc619" officeooo:paragraph-rsid="003dc619"/>
    </style:style>
    <style:style style:name="P40" style:family="paragraph" style:parent-style-name="Standard">
      <style:text-properties officeooo:rsid="003dc619" officeooo:paragraph-rsid="0060bcb5"/>
    </style:style>
    <style:style style:name="P41" style:family="paragraph" style:parent-style-name="Standard">
      <style:text-properties officeooo:rsid="003e2341" officeooo:paragraph-rsid="003e2341"/>
    </style:style>
    <style:style style:name="P42" style:family="paragraph" style:parent-style-name="Standard">
      <style:text-properties officeooo:rsid="0042b34a" officeooo:paragraph-rsid="0042b34a"/>
    </style:style>
    <style:style style:name="P43" style:family="paragraph" style:parent-style-name="Standard">
      <style:text-properties officeooo:rsid="0043a56e" officeooo:paragraph-rsid="0043a56e"/>
    </style:style>
    <style:style style:name="P44" style:family="paragraph" style:parent-style-name="Standard">
      <style:text-properties officeooo:rsid="00458d49" officeooo:paragraph-rsid="00458d49"/>
    </style:style>
    <style:style style:name="P45" style:family="paragraph" style:parent-style-name="Standard">
      <style:text-properties officeooo:rsid="0048909e" officeooo:paragraph-rsid="0048909e"/>
    </style:style>
    <style:style style:name="P46" style:family="paragraph" style:parent-style-name="Standard">
      <style:text-properties officeooo:rsid="0049c173" officeooo:paragraph-rsid="0049c173"/>
    </style:style>
    <style:style style:name="P47" style:family="paragraph" style:parent-style-name="Standard">
      <style:text-properties officeooo:rsid="004bd870" officeooo:paragraph-rsid="004bd870"/>
    </style:style>
    <style:style style:name="P48" style:family="paragraph" style:parent-style-name="Standard">
      <style:text-properties officeooo:rsid="004c25f3" officeooo:paragraph-rsid="004c25f3"/>
    </style:style>
    <style:style style:name="P49" style:family="paragraph" style:parent-style-name="Standard">
      <style:text-properties officeooo:rsid="004de2c9" officeooo:paragraph-rsid="004de2c9"/>
    </style:style>
    <style:style style:name="P50" style:family="paragraph" style:parent-style-name="Standard">
      <style:text-properties officeooo:rsid="004f18b5" officeooo:paragraph-rsid="004f18b5"/>
    </style:style>
    <style:style style:name="P51" style:family="paragraph" style:parent-style-name="Standard">
      <style:text-properties officeooo:rsid="004f1b5d" officeooo:paragraph-rsid="004f1b5d"/>
    </style:style>
    <style:style style:name="P52" style:family="paragraph" style:parent-style-name="Standard">
      <style:text-properties officeooo:rsid="0051134e" officeooo:paragraph-rsid="0051134e"/>
    </style:style>
    <style:style style:name="P53" style:family="paragraph" style:parent-style-name="Standard">
      <style:text-properties officeooo:rsid="0051ce2e" officeooo:paragraph-rsid="0051ce2e"/>
    </style:style>
    <style:style style:name="P54" style:family="paragraph" style:parent-style-name="Standard">
      <style:text-properties officeooo:rsid="00565ebf" officeooo:paragraph-rsid="00565ebf"/>
    </style:style>
    <style:style style:name="P55" style:family="paragraph" style:parent-style-name="Standard">
      <style:text-properties officeooo:rsid="00565ebf" officeooo:paragraph-rsid="00589e0c"/>
    </style:style>
    <style:style style:name="P56" style:family="paragraph" style:parent-style-name="Standard">
      <style:text-properties officeooo:rsid="003245c9" officeooo:paragraph-rsid="003245c9" fo:background-color="transparent"/>
    </style:style>
    <style:style style:name="P57" style:family="paragraph" style:parent-style-name="Standard">
      <style:text-properties officeooo:rsid="00589e0c" officeooo:paragraph-rsid="00589e0c"/>
    </style:style>
    <style:style style:name="P58" style:family="paragraph" style:parent-style-name="Standard">
      <style:text-properties officeooo:rsid="005b48c4" officeooo:paragraph-rsid="005b48c4"/>
    </style:style>
    <style:style style:name="P59" style:family="paragraph" style:parent-style-name="Standard">
      <style:text-properties officeooo:rsid="005ce86e" officeooo:paragraph-rsid="005ce86e"/>
    </style:style>
    <style:style style:name="P60" style:family="paragraph" style:parent-style-name="Standard">
      <style:text-properties officeooo:rsid="005d70d3" officeooo:paragraph-rsid="005d70d3"/>
    </style:style>
    <style:style style:name="P61" style:family="paragraph" style:parent-style-name="Standard">
      <style:text-properties officeooo:rsid="005f230b" officeooo:paragraph-rsid="005f230b"/>
    </style:style>
    <style:style style:name="P62" style:family="paragraph" style:parent-style-name="Standard">
      <style:text-properties officeooo:rsid="005f57d4" officeooo:paragraph-rsid="005f57d4"/>
    </style:style>
    <style:style style:name="P63" style:family="paragraph" style:parent-style-name="Standard">
      <style:text-properties officeooo:rsid="00625571" officeooo:paragraph-rsid="00625571"/>
    </style:style>
    <style:style style:name="P64" style:family="paragraph" style:parent-style-name="Standard">
      <style:text-properties officeooo:rsid="00641d27" officeooo:paragraph-rsid="00641d27"/>
    </style:style>
    <style:style style:name="P65" style:family="paragraph" style:parent-style-name="Standard">
      <style:text-properties officeooo:rsid="00644170" officeooo:paragraph-rsid="00644170"/>
    </style:style>
    <style:style style:name="P66" style:family="paragraph" style:parent-style-name="Standard">
      <style:text-properties officeooo:rsid="0065b285" officeooo:paragraph-rsid="0065b285"/>
    </style:style>
    <style:style style:name="P67" style:family="paragraph" style:parent-style-name="Standard">
      <style:text-properties officeooo:rsid="0066202c" officeooo:paragraph-rsid="0066202c"/>
    </style:style>
    <style:style style:name="P68" style:family="paragraph" style:parent-style-name="Standard">
      <style:text-properties officeooo:rsid="006689a8" officeooo:paragraph-rsid="006689a8"/>
    </style:style>
    <style:style style:name="P69" style:family="paragraph" style:parent-style-name="Standard">
      <style:text-properties officeooo:rsid="006689a8" officeooo:paragraph-rsid="0067607c"/>
    </style:style>
    <style:style style:name="P70" style:family="paragraph" style:parent-style-name="Standard">
      <style:text-properties officeooo:rsid="0067607c" officeooo:paragraph-rsid="0067607c"/>
    </style:style>
    <style:style style:name="P71" style:family="paragraph" style:parent-style-name="Standard">
      <style:text-properties officeooo:rsid="006939cc" officeooo:paragraph-rsid="006939cc"/>
    </style:style>
    <style:style style:name="P72" style:family="paragraph" style:parent-style-name="Standard">
      <style:text-properties officeooo:rsid="006a8801" officeooo:paragraph-rsid="006a8801"/>
    </style:style>
    <style:style style:name="P73" style:family="paragraph" style:parent-style-name="Standard">
      <style:text-properties officeooo:rsid="006b7c8c" officeooo:paragraph-rsid="006b7c8c"/>
    </style:style>
    <style:style style:name="P74" style:family="paragraph" style:parent-style-name="Standard">
      <style:text-properties officeooo:rsid="006d096d" officeooo:paragraph-rsid="006d096d"/>
    </style:style>
    <style:style style:name="P75" style:family="paragraph" style:parent-style-name="Standard">
      <style:text-properties officeooo:rsid="006dd578" officeooo:paragraph-rsid="006dd578"/>
    </style:style>
    <style:style style:name="P76" style:family="paragraph" style:parent-style-name="Standard">
      <style:text-properties officeooo:rsid="006e9039" officeooo:paragraph-rsid="006e9039"/>
    </style:style>
    <style:style style:name="P77" style:family="paragraph" style:parent-style-name="Standard">
      <style:text-properties officeooo:rsid="00705824" officeooo:paragraph-rsid="00705824"/>
    </style:style>
    <style:style style:name="P78" style:family="paragraph" style:parent-style-name="Standard">
      <style:text-properties officeooo:rsid="007162f8" officeooo:paragraph-rsid="007162f8"/>
    </style:style>
    <style:style style:name="P79" style:family="paragraph" style:parent-style-name="Standard">
      <style:text-properties officeooo:rsid="0073417d" officeooo:paragraph-rsid="0073417d"/>
    </style:style>
    <style:style style:name="P80" style:family="paragraph" style:parent-style-name="Standard">
      <style:text-properties officeooo:rsid="00745c61" officeooo:paragraph-rsid="00745c61"/>
    </style:style>
    <style:style style:name="P81" style:family="paragraph" style:parent-style-name="Standard">
      <style:text-properties officeooo:rsid="0074eff0" officeooo:paragraph-rsid="0074eff0"/>
    </style:style>
    <style:style style:name="P82" style:family="paragraph" style:parent-style-name="Standard">
      <style:text-properties officeooo:rsid="00755735" officeooo:paragraph-rsid="00755735"/>
    </style:style>
    <style:style style:name="T1" style:family="text">
      <style:text-properties officeooo:rsid="0025f190"/>
    </style:style>
    <style:style style:name="T2" style:family="text">
      <style:text-properties officeooo:rsid="002c6069"/>
    </style:style>
    <style:style style:name="T3" style:family="text">
      <style:text-properties officeooo:rsid="002cb0fe"/>
    </style:style>
    <style:style style:name="T4" style:family="text">
      <style:text-properties fo:font-weight="normal" style:font-weight-asian="normal" style:font-weight-complex="normal"/>
    </style:style>
    <style:style style:name="T5" style:family="text">
      <style:text-properties fo:font-weight="normal" officeooo:rsid="005fb4b8" style:font-weight-asian="normal" style:font-weight-complex="normal"/>
    </style:style>
    <style:style style:name="T6" style:family="text">
      <style:text-properties fo:font-weight="normal" officeooo:rsid="00648bd3" style:font-weight-asian="normal" style:font-weight-complex="normal"/>
    </style:style>
    <style:style style:name="T7" style:family="text">
      <style:text-properties officeooo:rsid="0030fb55"/>
    </style:style>
    <style:style style:name="T8" style:family="text">
      <style:text-properties officeooo:rsid="003245c9"/>
    </style:style>
    <style:style style:name="T9" style:family="text">
      <style:text-properties fo:background-color="#009900" loext:char-shading-value="0"/>
    </style:style>
    <style:style style:name="T10" style:family="text">
      <style:text-properties officeooo:rsid="002cb0fe" fo:background-color="#009900" loext:char-shading-value="0"/>
    </style:style>
    <style:style style:name="T11" style:family="text">
      <style:text-properties officeooo:rsid="00565ebf" fo:background-color="#009900" loext:char-shading-value="0"/>
    </style:style>
    <style:style style:name="T12" style:family="text">
      <style:text-properties officeooo:rsid="004a4d0d" fo:background-color="#009900" loext:char-shading-value="0"/>
    </style:style>
    <style:style style:name="T13" style:family="text">
      <style:text-properties officeooo:rsid="00589e0c" fo:background-color="#009900" loext:char-shading-value="0"/>
    </style:style>
    <style:style style:name="T14" style:family="text">
      <style:text-properties officeooo:rsid="00595ab8" fo:background-color="#009900" loext:char-shading-value="0"/>
    </style:style>
    <style:style style:name="T15" style:family="text">
      <style:text-properties officeooo:rsid="005f57d4" fo:background-color="#009900" loext:char-shading-value="0"/>
    </style:style>
    <style:style style:name="T16" style:family="text">
      <style:text-properties officeooo:rsid="0036aa72"/>
    </style:style>
    <style:style style:name="T17" style:family="text">
      <style:text-properties officeooo:rsid="0038613e"/>
    </style:style>
    <style:style style:name="T18" style:family="text">
      <style:text-properties officeooo:rsid="0038acfb"/>
    </style:style>
    <style:style style:name="T19" style:family="text">
      <style:text-properties officeooo:rsid="003e2341"/>
    </style:style>
    <style:style style:name="T20" style:family="text">
      <style:text-properties officeooo:rsid="00434583"/>
    </style:style>
    <style:style style:name="T21" style:family="text">
      <style:text-properties officeooo:rsid="0044dee0"/>
    </style:style>
    <style:style style:name="T22" style:family="text">
      <style:text-properties officeooo:rsid="0048198a"/>
    </style:style>
    <style:style style:name="T23" style:family="text">
      <style:text-properties officeooo:rsid="004a4d0d"/>
    </style:style>
    <style:style style:name="T24" style:family="text">
      <style:text-properties officeooo:rsid="004c25f3"/>
    </style:style>
    <style:style style:name="T25" style:family="text">
      <style:text-properties officeooo:rsid="0051ce2e"/>
    </style:style>
    <style:style style:name="T26" style:family="text">
      <style:text-properties officeooo:rsid="00544121"/>
    </style:style>
    <style:style style:name="T27" style:family="text">
      <style:text-properties officeooo:rsid="00549c21"/>
    </style:style>
    <style:style style:name="T28" style:family="text">
      <style:text-properties officeooo:rsid="00565ebf"/>
    </style:style>
    <style:style style:name="T29" style:family="text">
      <style:text-properties officeooo:rsid="0056cb9e"/>
    </style:style>
    <style:style style:name="T30" style:family="text">
      <style:text-properties officeooo:rsid="00580981"/>
    </style:style>
    <style:style style:name="T31" style:family="text">
      <style:text-properties officeooo:rsid="00589e0c"/>
    </style:style>
    <style:style style:name="T32" style:family="text">
      <style:text-properties officeooo:rsid="00595ab8"/>
    </style:style>
    <style:style style:name="T33" style:family="text">
      <style:text-properties officeooo:rsid="005ac060"/>
    </style:style>
    <style:style style:name="T34" style:family="text">
      <style:text-properties officeooo:rsid="005ad8a3"/>
    </style:style>
    <style:style style:name="T35" style:family="text">
      <style:text-properties officeooo:rsid="005b18b2"/>
    </style:style>
    <style:style style:name="T36" style:family="text">
      <style:text-properties officeooo:rsid="005fb4b8"/>
    </style:style>
    <style:style style:name="T37" style:family="text">
      <style:text-properties fo:font-weight="bold" officeooo:rsid="005fb4b8"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ok at Chandani’s intro in her thesis</text:p>
      <text:p text:style-name="P1"/>
      <text:p text:style-name="P2">Referencing scratch work that needs to be typed up:</text:p>
      <text:p text:style-name="P2">How do I control the R when I find (Wt*S*W) = Omega * Lambda*Omegat,</text:p>
      <text:p text:style-name="P2">where Omega is MxR and Lambda is RxR?</text:p>
      <text:p text:style-name="P2"/>
      <text:p text:style-name="P3">Questions for Tomorrow:</text:p>
      <text:p text:style-name="P3">1. How to write a mass matrix for a general number of rows and columns in Mathematica <text:span text:style-name="T1">for Lagrange(2)</text:span></text:p>
      <text:p text:style-name="P10"/>
      <text:p text:style-name="P4">4. Different ways of creating a matrix factory in PlayaSVD</text:p>
      <text:p text:style-name="P5">5. Behavior in Mathematica that \[CapitalPhi][r_] := (W.(U[[All, r]]))/ Norm[W.(U[[All, r]]), 2]; produces division by zero for columns past non-zero singular values</text:p>
      <text:p text:style-name="P5">7. Look at behavior of denseMatrixMatrixProduct</text:p>
      <text:p text:style-name="P6">8. Look at the way in which I store phi_r into Phi in PlayaSVD</text:p>
      <text:p text:style-name="P6">9. If I read in a mesh from file, is the only place I am really using it is the creation of my LinearProblem? Because if that is the case, then I can move all of the behavior for creating the mass matrix into POD, which is what I wanted anyways.</text:p>
      <text:p text:style-name="P7">10. Look at latex file for SVD=EVP, specifically how the number of rows/cols of S have to be the same as the number of grid points (number of rows in W)</text:p>
      <text:p text:style-name="P8">11. How do I find the exact answer to the problem you gave me? i.e. I don’t know how to get the solution to NDSolve except at discrete points.</text:p>
      <text:p text:style-name="P9"/>
      <text:p text:style-name="P9"/>
      <text:p text:style-name="P9"/>
      <text:p text:style-name="P9"/>
      <text:p text:style-name="P9"/>
      <text:p text:style-name="P11">In Viento/src, look at snapshotIO.cpp</text:p>
      <text:p text:style-name="P12">Finish 2Dheat – <text:span text:style-name="T28">done</text:span></text:p>
      <text:p text:style-name="P12"/>
      <text:p text:style-name="P54">1. Is Viento ready for our end use? - <text:span text:style-name="T30">pretty stable</text:span></text:p>
      <text:p text:style-name="P54">2. Talk about how to generate documentation – <text:span text:style-name="T30">Doxygen</text:span></text:p>
      <text:p text:style-name="P55"><text:span text:style-name="T31">a. How to actually do the documentation – There are specially tagged comments that Doxygen recognizes; i.e. c++ /* comments */, but if I do /** comments */Doxygen will recognize it. There are keywords that will effect the comments (like bold, italicize, etc). KL suggests reading documentation.</text:span></text:p>
      <text:p text:style-name="P57">b. Doxygen is an odd combination of html, latex, and c++ comments </text:p>
      <text:p text:style-name="P54">3. Questions below</text:p>
      <text:p text:style-name="P12"/>
      <text:p text:style-name="P54">SnapshotIO.cpp</text:p>
      <text:p text:style-name="P13">1. <text:span text:style-name="T9">Why do we need everything on a discrete space? </text:span><text:span text:style-name="T13">We need to know the basis, mesh, etc. A dynamic cast is being performed to check that the Expr u is really a discreteFunction</text:span></text:p>
      <text:p text:style-name="P13"><text:tab/>a. Look at getDiscreteSpace – <text:span text:style-name="T3">a related function to Sundance::DiscreteFunction class. Takes a </text:span></text:p>
      <text:p text:style-name="P13"><text:tab/> <text:s text:c="3"/><text:span text:style-name="T3">Sundance::Expr and returns a DiscreteSpace. The DiscreteSpace is a discrete FE space (i.e. a <text:tab/> <text:s/><text:tab/> <text:s text:c="3"/>mesh and a basis).</text:span></text:p>
      <text:p text:style-name="P13"><text:tab/>b. Look at getDiscreteFunctionVector – <text:span text:style-name="T3">Takes a Sundance::Expr and returns a shallow copy (see <text:tab/> <text:s text:c="3"/>below) of the vector underlying a discrete function. Calls upon the DiscreteFunctionData <text:tab/><text:tab/> <text:s text:c="3"/>class. So basically copies the “y-values” </text:span><text:span text:style-name="T10">Line 78 – would have thought this would not affect <text:tab/><text:tab/> <text:s text:c="3"/>rtn; </text:span><text:span text:style-name="T11">behavior of getDiscreteFunctionVector. </text:span><text:span text:style-name="T13">Shallow copy gives a pointer to what you copied, regardless of what was stored. So if I have 5 stored, I get a pointer that 5.</text:span></text:p>
      <text:p text:style-name="P13"><text:soft-page-break/>2. Line 22, KL creates an empty Teuchos::Array, and then later uses the resize(int n) command to set its size.</text:p>
      <text:p text:style-name="P18">3. <text:span text:style-name="T2">I assume the purpose of tag would be something like nx64nt500 ? No, based off of Line 31 of VientoDefaultOutputManager.cpp. Why do we want to include the ratio of time steps to write intervals? <text:s/>Thus the -# on the vec files is the # write interval, not the # time step. Input/Output takes a reasonably large amount of time, and you may not need all of them.</text:span></text:p>
      <text:p text:style-name="P19">4. Line 16: I don’t understand why we would want “the number of elements owned by this processor”? What is an element here? <text:span text:style-name="T32">An element in the since of a vector. Viento is set up for parallel</text:span></text:p>
      <text:p text:style-name="P15">5. Line 19: The elements of ba are BasisFamily. The method order() says: “Return the polynomial order of the basis functions, for use in determining the quadrature rule required to integrate a product of basis functions exactly. The polynomial order will be the smallest integer for which all mixed partial derivatives vanish exactly.” <text:span text:style-name="T9">This would seem (I know it’s not) to be one more than I would want; i.e. f(x) = x^3 would have order 4? </text:span><text:span text:style-name="T14">KL thinks the documentation is just off here</text:span></text:p>
      <text:p text:style-name="P16">6. Looking Lines 45-46, I don’t see where order or nFields are in the .vtk files. <text:span text:style-name="T7">That’s because this is written to the .vec files.</text:span></text:p>
      <text:p text:style-name="P17">7. writeSnap is called in DefaultOutputManager’s method write which is called by</text:p>
      <text:p text:style-name="P17">8. It seems like DefualtOutputManager writes to 2 separate files, one for v, and one for p. I don’t see this behavior in the vtu files. <text:span text:style-name="T8">Again, it’s for the .vec files</text:span></text:p>
      <text:p text:style-name="P17">9. Behavior of writeSnap:</text:p>
      <text:p text:style-name="P17"><text:tab/>a. Write the order of the basis functions to fn</text:p>
      <text:p text:style-name="P17"><text:tab/>b. Write the number of basis functions to fn</text:p>
      <text:p text:style-name="P17"><text:tab/>c. Write the names of the variables being written</text:p>
      <text:p text:style-name="P17"><text:tab/>d. Write the value of c’s variables for all mesh points ?</text:p>
      <text:p text:style-name="P56">10. In PCDCylinder.cpp, what is this StepControllerBase that seems to “run” the solution?</text:p>
      <text:p text:style-name="P16"/>
      <text:p text:style-name="P12"/>
      <text:p text:style-name="P12"/>
      <text:p text:style-name="P14">A shallow copy of an object copies all of the member field values. This works well if the fields are values, but may not be what you want for fields that point to dynamically allocated memory. The pointer will be copied. but the memory it points to will not be copied -- the field in both the original object and the copy will then point to the same dynamically allocated memory, which is not usually what you want. The default copy constructor and assignment operator make shallow copies.</text:p>
      <text:p text:style-name="P14"/>
      <text:p text:style-name="P14">A deep copy copies all fields, and makes copies of dynamically allocated memory pointed to by the fields. To make a deep copy, you must write a copy constructor and overload the assignment operator, otherwise the copy will point to the original, with disasterous consequences.</text:p>
      <text:p text:style-name="P14"/>
      <text:p text:style-name="P30">1. Navigate to directory, and run “git init”</text:p>
      <text:p text:style-name="P30">2. Run “git status” to see what could be tracked</text:p>
      <text:p text:style-name="P30">3. Run “git add file1 file2 ...”</text:p>
      <text:p text:style-name="P30"><text:tab/>a. Note: This only tells git what you would like to commit to the</text:p>
      <text:p text:style-name="P30"><text:tab/> <text:s text:c="13"/>repository. These files are not backed-up yet</text:p>
      <text:p text:style-name="P30">4. Run: git commit -m “Your message about the commit”</text:p>
      <text:p text:style-name="P31">5. Run: git remote add origin <text:a xlink:type="simple" xlink:href="https://github.com/rushs777/REPOSITORYNAME.git" text:style-name="Internet_20_link" text:visited-style-name="Visited_20_Internet_20_Link">https://github.com/rushs777/REPOSITORYNAME.git</text:a></text:p>
      <text:p text:style-name="P31">6. Run: git push -u origin master</text:p>
      <text:p text:style-name="P31"/>
      <text:p text:style-name="P38">To clone a repository: git clone https://github.com/USERNAME/REPOSITORYNAME.git</text:p>
      <text:p text:style-name="P31"/>
      <text:p text:style-name="P32">Additional notes:</text:p>
      <text:p text:style-name="P32"><text:soft-page-break/>1. Wherever I run “git init” will be considered to the be the top level of REPOSITORYNAME, even if the folder name doesn’t match REPOSITORYNAME</text:p>
      <text:p text:style-name="P32">2. Creating a .gitignore is super helpful. Just list what you don’t want; you can add commits with the # key</text:p>
      <text:p text:style-name="P32"/>
      <text:p text:style-name="P33">Viento</text:p>
      <text:p text:style-name="P33">File PCDCylinder.cpp</text:p>
      <text:p text:style-name="P33">Description: Seems to be the “main” for the problem</text:p>
      <text:p text:style-name="P33">1. Behavior of Teuchos::toString relies on the class ToStringTraits (eventually, there are a couple of function calls). <text:span text:style-name="T16">This is a templated file that takes in a variety of objects and returns their equivalent string form. The behavior (typically) looks like this:</text:span></text:p>
      <text:p text:style-name="P34"><text:s text:c="3"/>59 template&lt;typename T&gt;</text:p>
      <text:p text:style-name="P34"><text:s text:c="3"/>60 class ToStringTraits {</text:p>
      <text:p text:style-name="P34"><text:s text:c="3"/>61 public:</text:p>
      <text:p text:style-name="P34"><text:s text:c="3"/>62 <text:s text:c="2"/>static std::string toString( const T &amp;t )</text:p>
      <text:p text:style-name="P34"><text:s text:c="3"/>63 <text:s text:c="4"/>{</text:p>
      <text:p text:style-name="P34"><text:s text:c="3"/>64 <text:s text:c="6"/>std::ostringstream oss;</text:p>
      <text:p text:style-name="P34"><text:s text:c="3"/>65 <text:s text:c="6"/>oss &lt;&lt; t;</text:p>
      <text:p text:style-name="P34"><text:s text:c="3"/>66 <text:s text:c="6"/>return oss.str();</text:p>
      <text:p text:style-name="P34"><text:s text:c="3"/>67 <text:s text:c="4"/>}</text:p>
      <text:p text:style-name="P34"><text:s text:c="3"/>68 };</text:p>
      <text:p text:style-name="P34"/>
      <text:p text:style-name="P34">std::to_string only works on the std C++ data types; i.e. int, long, float, double, etc.</text:p>
      <text:p text:style-name="P34"/>
      <text:p text:style-name="P35">2. <text:span text:style-name="T17">Line 24: Creates a Teuchos::Time object (see </text:span><text:a xlink:type="simple" xlink:href="https://trilinos.org/docs/dev/packages/teuchos/browser/doc/html/classTeuchos_1_1Time.html" text:style-name="Internet_20_link" text:visited-style-name="Visited_20_Internet_20_Link"><text:span text:style-name="T17">https://trilinos.org/docs/dev/packages/teuchos/browser/doc/html/classTeuchos_1_1Time.html</text:span></text:a><text:span text:style-name="T17">)</text:span></text:p>
      <text:p text:style-name="P35"/>
      <text:p text:style-name="P36">3. Sundance::setOption(“cmdLineName”, codeName, “description”);</text:p>
      <text:p text:style-name="P36"><text:span text:style-name="T9"/></text:p>
      <text:p text:style-name="P36">5. <text:span text:style-name="T18">CylParams is defined in CylinderProb.cpp. Reads the values from the ParameterList and stores them in the program via setParFromList(PL, var_in_code, “Name_in_xml”); The variables are declared in the header file.</text:span></text:p>
      <text:p text:style-name="P20">7. <text:span text:style-name="T21">SteppingType, BCMethod, SpatialSplitting, etc are defined in include/VientoDefs.hpp. This is where KL defined the namespace for Viento using an “enum” data type. I am unsure as to the purpose. A string comparison is a run time check, while using the enum is a compile time check; this is safer.</text:span></text:p>
      <text:p text:style-name="P44">8. PCDControlParams is defined in include/VientoSolverSetup.hpp</text:p>
      <text:p text:style-name="P21">9. Line 60-61: When would the preceding if statement ever trip? <text:span text:style-name="T32">This is just a hard-coded switch for going between direct and iterative solvers.</text:span></text:p>
      <text:p text:style-name="P47">10. NewtonControlParams – defined in include/VientoSolverSetup.hpp</text:p>
      <text:p text:style-name="P47">11. <text:span text:style-name="T24">CFLRegulatedStepController, </text:span>FlowState, OutputManagerBase, StepperBase, PCDStepper, <text:span text:style-name="T24">UniformStepController</text:span> – defined in include/Viento””</text:p>
      <text:p text:style-name="P37"/>
      <text:p text:style-name="P37"/>
      <text:p text:style-name="P42">File: CylinderProb.cpp</text:p>
      <text:p text:style-name="P42">1. <text:span text:style-name="T9">Meaning of ramp and rampU – </text:span><text:span text:style-name="T14">this is a way of having initial conditions at 0 that smoothly transition to 1 (quickly) at the inlet.</text:span></text:p>
      <text:p text:style-name="P22">2. <text:span text:style-name="T20">Line 91-94: I checked the documentation for BoundaryCellFilter and the two classes it inherits from, but I could not find a function called labeledSubset. Which class does this belong to? These are CellFilter methods</text:span></text:p>
      <text:p text:style-name="P43"><text:soft-page-break/>3. I believe that I can do things like params.nu because I declared no-restartFile as public.</text:p>
      <text:p text:style-name="P45">4.</text:p>
      <text:p text:style-name="P45"/>
      <text:p text:style-name="P46">src/VientoSolverSetup.hpp</text:p>
      <text:p text:style-name="P46">1. The notation class class1 : public class2 means class1 inherits from class2. <text:span text:style-name="T12">Polymorphism</text:span><text:span text:style-name="T23">? It is a bit broader of a concept. CellFilter being the base from which BoundaryCellFilter, MaximalCellFilter, etc inherit is a better example.</text:span></text:p>
      <text:p text:style-name="P46"/>
      <text:p text:style-name="P48">VientoDefaultOutputManager.cpp</text:p>
      <text:p text:style-name="P48">1. Why have a Tabs tab0 and tab1; <text:span text:style-name="T29">each time you create a Tabs object, it increments the level for that object.</text:span></text:p>
      <text:p text:style-name="P48"/>
      <text:p text:style-name="P49">VientoUniformStepController</text:p>
      <text:p text:style-name="P23">1. In the header file you declare run to be a virtual function, which I thought meant that it was to be fulfilled in a child class. But then you define run in the source file. <text:span text:style-name="T33">A pure virtual function has to be implemented in a child. A virtual function can be overridden in a child</text:span></text:p>
      <text:p text:style-name="P51">2. PCDCylinder.cpp declares stepper to be of type PCDStepper. This class inherits from StepperBase, but has the step() function implemented.</text:p>
      <text:p text:style-name="P52">3. Line 26: stepper() is given by PCDCylinder.cpp (Line 70) as a PCDStepper. This inherits from StepperBase, which implements state <text:span text:style-name="T25">as FlowState object</text:span></text:p>
      <text:p text:style-name="P24">4. The write here is actually implemented DefaultOutputManager→FlowState→FieldWriter, and I still don’t understand how to get the dimension of the mesh. <text:span text:style-name="T27">Nor on line 56 FieldWriter, what ptr() is returning.</text:span></text:p>
      <text:p text:style-name="P52"/>
      <text:p text:style-name="P53">PCDStepper.cpp</text:p>
      <text:p text:style-name="P25">1. What is the purpose of lines 262-265. We do not seem to pass uCur/New or pCur/New to any functions. <text:span text:style-name="T34">They do not currently have a role; they did in the commented out code.</text:span></text:p>
      <text:p text:style-name="P53"/>
      <text:p text:style-name="P46"/>
      <text:p text:style-name="P45"/>
      <text:p text:style-name="P45">Miscellaneous</text:p>
      <text:p text:style-name="P26">1. I noticed that an actual build does not contain the source files, just the header files. I presume this is so that you can change the way things are implemented without having to rebuild? And how does the compiler know where to find the source files? <text:span text:style-name="T34">The compiler knows where to find the source files because Cmake tells it based on our configure file; specifically the last part where I have a . This either contains the source files or a child directory must. As to the purpose, not so much. It is just providing a minimal installation.</text:span></text:p>
      <text:p text:style-name="P50">2. Playa::Tabs – creates a tab each time you create one. Look at the header file for more information</text:p>
      <text:p text:style-name="P27">3. SUNDANCE_ROOT_MSG1 <text:span text:style-name="T26">documentation – is a macro. The end part MSG#(verbosity, words) compares # to verbosity to see if it should print. Can drop the ROOT if I want it to print on all processors.</text:span></text:p>
      <text:p text:style-name="P24">4. Still don’t understand how to get the max/min dimensions from the mesh. <text:span text:style-name="T34">Look at Sundance::Mesh; don’t need xmin, etc. Look at lines 98-102</text:span></text:p>
      <text:p text:style-name="P24"/>
      <text:p text:style-name="P29">Move the build directory to not be a subdirectory of the source.</text:p>
      <text:p text:style-name="P50"/>
      <text:p text:style-name="P37"/>
      <text:p text:style-name="P39">FOR COMPILING VIENTO</text:p>
      <text:p text:style-name="P28">Is it fine if I add this to the README file? <text:span text:style-name="T35">Yes</text:span></text:p>
      <text:p text:style-name="P40"><text:soft-page-break/>1. Get opt-viento-conf.sh, and change the install path to ${HOME}/Path_to_install/<text:span text:style-name="T22">BUILDS</text:span>/Viento and the Trilinos path; </text:p>
      <text:p text:style-name="P39">2. Run <text:span text:style-name="T19">sudo ./opt-viento-conf.sh</text:span></text:p>
      <text:p text:style-name="P41">3. Run sudo make install</text:p>
      <text:p text:style-name="P41"/>
      <text:p text:style-name="P58">Notes on doxygen</text:p>
      <text:p text:style-name="P58">1. The default is for the brief description to be the first line of the detailed description. I can change this by going into Doxyfile and changing the tag “REPEAT_BRIEF” to “NO”</text:p>
      <text:p text:style-name="P59">2. I will want to use \relates CLASSNAME in a lot of places since I am extending functionality. But since my stub does not know about LinearOperator, we will drop the /** \relates LinearOperator */ for now</text:p>
      <text:p text:style-name="P60">3. To have the cpp files uploaded with the doxygen documentation, change SOURCE_BROWSER to YES. Default is NO.</text:p>
      <text:p text:style-name="P61">4. If I write doxygen code in both the header file and the source file, the source file “wins”. Since I didn’t make a class and I don’t have the related class, it is putting the function details under the namespace. <text:span text:style-name="T15">Ask KL. Also, should I remove his @HEADER@ ...</text:span></text:p>
      <text:p text:style-name="P62">5. <text:span text:style-name="T36">Use /*! \cond </text:span><text:span text:style-name="T37">/ <text:s/></text:span><text:span text:style-name="T5">CODE <text:s/>/*! \endcond */ to have doxygen ignore CODE</text:span></text:p>
      <text:p text:style-name="P63"><text:span text:style-name="T5">6. </text:span><text:span text:style-name="T4">To generate the Doxyfile, type doxygen -g [NAME_FOR_FILE] <text:s/>The default name is Doxyfile</text:span></text:p>
      <text:p text:style-name="P64"><text:span text:style-name="T4">7. Change Extract_all to Yes to have doxygen document everything (even if you have no tags)</text:span></text:p>
      <text:p text:style-name="P65"><text:span text:style-name="T4">8. In order for the inheritance graphs to actually display (it seemed that they were created, judging by the png files), I need dot. The program dot comes in a program called graphviz, which I can download via “</text:span><text:span text:style-name="T5">sudo apt-get install graphviz”</text:span></text:p>
      <text:p text:style-name="P65"><text:span text:style-name="T5">9. </text:span><text:span text:style-name="T6">Need to figure out how to turn off collaboration diagram</text:span></text:p>
      <text:p text:style-name="P66"><text:span text:style-name="T6"><text:tab/></text:span><text:span text:style-name="T4">a. This is done by setting COLLABORATION_GRAPH <text:s text:c="3"/>= NO; default value is yes.</text:span></text:p>
      <text:p text:style-name="P68"><text:span text:style-name="T4">10. How to turn off “This file was generated from...” at the bottom of the doxygen class page</text:span></text:p>
      <text:p text:style-name="P69"><text:span text:style-name="T4"><text:tab/>a. This is done by setting SHOW_USED_FILES <text:s text:c="7"/>= NO; default value is yes</text:span></text:p>
      <text:p text:style-name="P70"><text:span text:style-name="T4">11. Want to display class variables</text:span></text:p>
      <text:p text:style-name="P70"><text:span text:style-name="T4"><text:tab/>a. EXTRACT_PRIVATE = YES; default is NO</text:span></text:p>
      <text:p text:style-name="P74"><text:span text:style-name="T4">12. For /sa, Just need Class::memberfn <text:s text:c="10"/>Don’t need (params)</text:span></text:p>
      <text:p text:style-name="P66"><text:span text:style-name="T4"/></text:p>
      <text:p text:style-name="P67"><text:span text:style-name="T4">To-do list</text:span></text:p>
      <text:p text:style-name="P67"><text:span text:style-name="T4">1. Figure out how to turn off the link for the parameter inputs under Public Member Functions</text:span></text:p>
      <text:p text:style-name="P66"><text:span text:style-name="T4"/></text:p>
      <text:p text:style-name="P66"><text:span text:style-name="T4">Questions for KL on doxygen</text:span></text:p>
      <text:p text:style-name="P66"><text:span text:style-name="T4">1. Does he use a certain formatting tag? My fonts don’t look the same as Sundance’s doxygen files</text:span></text:p>
      <text:p text:style-name="P66"><text:span text:style-name="T4">2. Should I not have the #include something.hpp at the start?</text:span></text:p>
      <text:p text:style-name="P71"><text:span text:style-name="T4">3. Do you know how to have a brief description on the ClassList page without it appearing at the top of the page?</text:span></text:p>
      <text:p text:style-name="P80"><text:span text:style-name="T4">4. In BUILDS/…/test/Cylinder, only CmakeFiles, cmake_install.cmake, CylParams.xml, and Makefile are copied in. I didn’t remember having to do anything additional before, but I went ahead and ran make in that folder. This proceeded to create PCDCylinder.exe, testParams.exe, and exo2vtu.ext. Is this how it is suppose to work? I would have thought the source files for test/Cylinder would have been moved as well.</text:span></text:p>
      <text:p text:style-name="P81"><text:span text:style-name="T4">5. When I am writing something for Playa, is it better to just say #include Sundance.hpp, or to only include the specific files I need?</text:span></text:p>
      <text:p text:style-name="P82"><text:span text:style-name="T4">6. The make command no longer creates an include folder. Is it suppose to?</text:span></text:p>
      <text:p text:style-name="P71"><text:span text:style-name="T4"/></text:p>
      <text:p text:style-name="P75"><text:span text:style-name="T4">Enums</text:span></text:p>
      <text:p text:style-name="P75"><text:span text:style-name="T4">1. Purpose of Split vs Monolithic</text:span></text:p>
      <text:p text:style-name="P71"><text:soft-page-break/><text:span text:style-name="T4"/></text:p>
      <text:p text:style-name="P72"><text:span text:style-name="T4">FlowState.cpp</text:span></text:p>
      <text:p text:style-name="P72"><text:span text:style-name="T4">1. What does uCur_(), … through hDisk_() mean?</text:span></text:p>
      <text:p text:style-name="P73"><text:span text:style-name="T4">2. Purpose of minHoverV</text:span></text:p>
      <text:p text:style-name="P76"><text:span text:style-name="T4">3. The calculation of vPrevInterp in Flowstate::interpolatePrev()</text:span></text:p>
      <text:p text:style-name="P76"><text:span text:style-name="T4"/></text:p>
      <text:p text:style-name="P78"><text:span text:style-name="T4">SnapshotIO</text:span></text:p>
      <text:p text:style-name="P78"><text:span text:style-name="T4">1. I would have thought that a u.vec file would have had double the number of entries as a p.vec file. I found for st-p.10.vec that there were 6,511 entries. When I went to look at st-v.10.vec, however, I found 51,274 entries. I also thought that they would be in multiple columns; this is all in reference to the cylinder test problem. I was hoping you could explain to me what is happening here.</text:span></text:p>
      <text:p text:style-name="P78"><text:span text:style-name="T4"/></text:p>
      <text:p text:style-name="P79"><text:span text:style-name="T4">While I am uncertain of the number of mesh points, there seem to be 1,000 timesteps.</text:span></text:p>
      <text:p text:style-name="P79"><text:span text:style-name="T4">So my matrix W would be # x 1,000; it’s going to be big. I need to figure out how to read in an entry and add it as a column to W.</text:span></text:p>
      <text:p text:style-name="P76"><text:span text:style-name="T4"/></text:p>
      <text:p text:style-name="P76"><text:span text:style-name="T4"/></text:p>
      <text:p text:style-name="P76"><text:span text:style-name="T4"/></text:p>
      <text:p text:style-name="P77"><text:a xlink:type="simple" xlink:href="https://www.amazon.com/b?ie=UTF8&amp;node=15433360011" text:style-name="Internet_20_link" text:visited-style-name="Visited_20_Internet_20_Link"><text:span text:style-name="T4">https://www.amazon.com/b?ie=UTF8&amp;node=15433360011</text:span></text:a><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Liberation Mono', Menlo, Courier, monospace"/>
    <style:font-face style:name="Lucida Grande" svg:font-family="'Lucida Grande', Verdana, Geneva, Arial, sans-serif"/>
    <style:font-face style:name="Verdana" svg:font-family="Verdana, sans-serif"/>
    <style:font-face style:name="monospace" svg:font-family="monospace, fixed"/>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3:33:54.934013595</meta:creation-date>
    <dc:date>2016-11-12T16:41:12.060586780</dc:date>
    <meta:editing-duration>P7DT19H44M36S</meta:editing-duration>
    <meta:editing-cycles>52</meta:editing-cycles>
    <meta:generator>LibreOffice/5.1.4.2$Linux_X86_64 LibreOffice_project/10m0$Build-2</meta:generator>
    <meta:document-statistic meta:table-count="0" meta:image-count="0" meta:object-count="0" meta:page-count="6" meta:paragraph-count="138" meta:word-count="2440" meta:character-count="14490" meta:non-whitespace-character-count="12036"/>
  </office:meta>
</office:document-meta>
</file>